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c617" officeooo:paragraph-rsid="0004c617"/>
    </style:style>
    <style:style style:name="P2" style:family="paragraph" style:parent-style-name="Preformatted_20_Text">
      <style:text-properties fo:font-weight="bold" officeooo:rsid="0004c617" officeooo:paragraph-rsid="0004c617" style:font-weight-asian="bold" style:font-weight-complex="bold"/>
    </style:style>
    <style:style style:name="P3" style:family="paragraph" style:parent-style-name="Preformatted_20_Text">
      <style:text-properties fo:font-style="italic" fo:font-weight="normal" officeooo:rsid="0004c617" officeooo:paragraph-rsid="0004c617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text-properties fo:font-style="italic" officeooo:paragraph-rsid="000a5258" style:font-style-asian="italic" style:font-style-complex="italic"/>
    </style:style>
    <style:style style:name="P6" style:family="paragraph" style:parent-style-name="Preformatted_20_Text">
      <style:text-properties officeooo:paragraph-rsid="0004c617"/>
    </style:style>
    <style:style style:name="P7" style:family="paragraph" style:parent-style-name="Preformatted_20_Text">
      <style:text-properties officeooo:paragraph-rsid="0008e7a7"/>
    </style:style>
    <style:style style:name="P8" style:family="paragraph" style:parent-style-name="Preformatted_20_Text">
      <style:text-properties officeooo:rsid="000b2329" officeooo:paragraph-rsid="000b2329"/>
    </style:style>
    <style:style style:name="P9" style:family="paragraph" style:parent-style-name="Preformatted_20_Text">
      <style:text-properties fo:font-weight="normal" officeooo:rsid="000e1382" officeooo:paragraph-rsid="0013dc46" style:font-weight-asian="normal" style:font-weight-complex="normal"/>
    </style:style>
    <style:style style:name="P10" style:family="paragraph" style:parent-style-name="Preformatted_20_Text">
      <style:text-properties officeooo:rsid="0018c57f" officeooo:paragraph-rsid="0018c57f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04c617"/>
    </style:style>
    <style:style style:name="P13" style:family="paragraph" style:parent-style-name="Preformatted_20_Text">
      <style:text-properties officeooo:paragraph-rsid="0008e7a7"/>
    </style:style>
    <style:style style:name="P14" style:family="paragraph" style:parent-style-name="Preformatted_20_Text">
      <style:paragraph-properties fo:margin-top="0in" fo:margin-bottom="0in" style:contextual-spacing="false"/>
    </style:style>
    <style:style style:name="P15" style:family="paragraph" style:parent-style-name="Preformatted_20_Text">
      <style:paragraph-properties fo:margin-top="0in" fo:margin-bottom="0in" style:contextual-spacing="false" fo:line-height="100%"/>
      <style:text-properties fo:font-weight="bold" officeooo:rsid="000e1382" officeooo:paragraph-rsid="000e1382" style:font-weight-asian="bold" style:font-weight-complex="bold"/>
    </style:style>
    <style:style style:name="P16" style:family="paragraph" style:parent-style-name="Preformatted_20_Text">
      <style:paragraph-properties fo:margin-top="0in" fo:margin-bottom="0in" style:contextual-spacing="false"/>
      <style:text-properties fo:font-weight="bold" officeooo:rsid="000e1382" officeooo:paragraph-rsid="000e1382" style:font-weight-asian="bold" style:font-weight-complex="bold"/>
    </style:style>
    <style:style style:name="P17" style:family="paragraph" style:parent-style-name="Preformatted_20_Text">
      <style:paragraph-properties fo:margin-top="0in" fo:margin-bottom="0in" style:contextual-spacing="false"/>
      <style:text-properties fo:font-weight="bold" officeooo:rsid="0012228c" officeooo:paragraph-rsid="0012228c" style:font-weight-asian="bold" style:font-weight-complex="bold"/>
    </style:style>
    <style:style style:name="P18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13d6c" style:font-weight-asian="normal" style:font-weight-complex="normal"/>
    </style:style>
    <style:style style:name="P19" style:family="paragraph" style:parent-style-name="Preformatted_20_Text">
      <style:paragraph-properties fo:margin-top="0in" fo:margin-bottom="0in" style:contextual-spacing="false"/>
      <style:text-properties fo:font-weight="normal" officeooo:rsid="000e1382" officeooo:paragraph-rsid="00253eef" style:font-weight-asian="normal" style:font-weight-complex="normal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0f5a1a" officeooo:paragraph-rsid="000f5a1a"/>
    </style:style>
    <style:style style:name="P21" style:family="paragraph" style:parent-style-name="Preformatted_20_Text">
      <style:paragraph-properties fo:margin-top="0in" fo:margin-bottom="0in" style:contextual-spacing="false"/>
      <style:text-properties officeooo:paragraph-rsid="00115c38"/>
    </style:style>
    <style:style style:name="P22" style:family="paragraph" style:parent-style-name="Preformatted_20_Text">
      <style:paragraph-properties fo:margin-top="0in" fo:margin-bottom="0in" style:contextual-spacing="false"/>
      <style:text-properties officeooo:rsid="001cb3a8" officeooo:paragraph-rsid="001cb3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382" style:font-weight-asian="bold" style:font-weight-complex="bold"/>
    </style:style>
    <style:style style:name="T3" style:family="text">
      <style:text-properties fo:font-weight="bold" officeooo:rsid="0010a4d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2329" style:font-style-asian="italic" style:font-style-complex="italic"/>
    </style:style>
    <style:style style:name="T6" style:family="text">
      <style:text-properties fo:font-style="italic" officeooo:rsid="001fdbfa" style:font-style-asian="italic" style:font-style-complex="italic"/>
    </style:style>
    <style:style style:name="T7" style:family="text">
      <style:text-properties fo:font-style="italic" officeooo:rsid="0010a4d0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4c617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404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e1382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10a4d0" style:font-style-asian="italic" style:font-style-complex="italic"/>
    </style:style>
    <style:style style:name="T15" style:family="text">
      <style:text-properties officeooo:rsid="000a525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e1382" style:font-weight-asian="normal" style:font-weight-complex="normal"/>
    </style:style>
    <style:style style:name="T18" style:family="text">
      <style:text-properties officeooo:rsid="0010a4d0"/>
    </style:style>
    <style:style style:name="T19" style:family="text">
      <style:text-properties style:text-underline-style="solid" style:text-underline-width="auto" style:text-underline-color="font-color" officeooo:rsid="0010a4d0"/>
    </style:style>
    <style:style style:name="T20" style:family="text">
      <style:text-properties style:text-underline-style="solid" style:text-underline-width="auto" style:text-underline-color="font-color" fo:font-weight="bold" officeooo:rsid="0010a4d0" style:font-weight-asian="bold" style:font-weight-complex="bold"/>
    </style:style>
    <style:style style:name="T21" style:family="text">
      <style:text-properties style:text-underline-style="none" officeooo:rsid="0010a4d0"/>
    </style:style>
    <style:style style:name="T22" style:family="text">
      <style:text-properties officeooo:rsid="0019cf5b"/>
    </style:style>
    <style:style style:name="T23" style:family="text">
      <style:text-properties officeooo:rsid="001cc29c"/>
    </style:style>
    <style:style style:name="T24" style:family="text">
      <style:text-properties officeooo:rsid="00213d6c"/>
    </style:style>
    <style:style style:name="T25" style:family="text">
      <style:text-properties officeooo:rsid="002289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codon: ATG</text:p>
      <text:p text:style-name="P3">stop codon TAA UAG <text:span text:style-name="T15">opal - UGA</text:span></text:p>
      <text:p text:style-name="P2"/>
      <text:p text:style-name="Preformatted_20_Text"/>
      <text:p text:style-name="Preformatted_20_Text"/>
      <text:p text:style-name="P7"><text:s/>1 <text:bookmark text:name="gi_8393582_12"/>cccaggctat gaacccctag tctctccaca cttcatctgc tacaacttcc ggcttagac</text:p>
      <text:p text:style-name="P8"/>
      <text:p text:style-name="P8">start</text:p>
      <text:p text:style-name="P8"/>
      <text:p text:style-name="P7"><text:span text:style-name="T1"><text:tab/><text:tab/>--- a tg</text:span><text:span text:style-name="T4">gaaattct ttgtgaagac aatatctctc --- tgagctcaat tccaaactcc ttaatgcaat</text:span></text:p>
      <text:p text:style-name="P5"><text:s text:c="6"/>121 taggtgatgg cccgaggctc taccataatg acttcaactc cagagatgct aacacttcgg</text:p>
      <text:p text:style-name="P4"><text:s text:c="6"/>181 <text:bookmark text:name="gi_8393582_181"/>aagcatcgaa ctggacaatt gatgctgaaa acagaaccaa cctctcctgt gaagggtacc</text:p>
      <text:p text:style-name="P4"><text:s text:c="6"/>241 <text:bookmark text:name="gi_8393582_241"/>tcccaccgac atgcctctcc attcttcatc tccaggaaaa aaactggtct gctttattga</text:p>
      <text:p text:style-name="P4"><text:s text:c="6"/>301 <text:bookmark text:name="gi_8393582_301"/>caactgtcgt gattattctc accattgctg gaaatatact ggtcatcatg gcagtgtccc</text:p>
      <text:p text:style-name="P4"><text:s text:c="6"/>361 <text:bookmark text:name="gi_8393582_361"/>tagaaaaaaa gctgcagaat gccaccaact atttcctgat gtcacttgcc atagctgata</text:p>
      <text:p text:style-name="P4"><text:s text:c="6"/>421 <text:bookmark text:name="gi_8393582_421"/>tgctgctggg tttccttgtc atgcctgtgt ccatgttaac catcctgtat gggtaccggt</text:p>
      <text:p text:style-name="P4"><text:s text:c="6"/>481 <text:bookmark text:name="gi_8393582_481"/>ggcctttgcc tagcaagctc tgtgcgatct ggatttacct ggatgtgctc ttttctacgg</text:p>
      <text:p text:style-name="P4"><text:s text:c="6"/>541 <text:bookmark text:name="gi_8393582_541"/>catccatcat gcacctctgc gccatctccc tggaccgcta tgtcgccatc cagaacccca</text:p>
      <text:p text:style-name="P4"><text:s text:c="6"/>601 <text:bookmark text:name="gi_8393582_601"/>ttcaccacag ccgcttcaac tccagaacca aagccttcct gaaaatcatt gccgtgtgga</text:p>
      <text:p text:style-name="P4"><text:s text:c="6"/>661 <text:bookmark text:name="gi_8393582_661"/>ccatatctgt aggtatatcc atgccaatcc cagtctttgg actacaggat gattcgaagg</text:p>
      <text:p text:style-name="P4"><text:s text:c="6"/>721 <text:bookmark text:name="gi_8393582_721"/>tctttaagga ggggagctgc ctgcttgccg atgacaactt tgttctcata ggctcttttg</text:p>
      <text:p text:style-name="P4"><text:s text:c="6"/>781 <text:bookmark text:name="gi_8393582_781"/>tggcattttt catcccccta accatcatgg tgatcaccta cttcctgact atcaagtcac</text:p>
      <text:p text:style-name="P4"><text:s text:c="6"/>841 <text:bookmark text:name="gi_8393582_841"/>ttcagaaaga agccaccttg tgtgtgagtg acctcagcac tcgagccaaa ctagcctcct</text:p>
      <text:p text:style-name="P4"><text:s text:c="6"/>901 <text:bookmark text:name="gi_8393582_901"/>tcagcttcct ccctcagagt tctctgtcat cagaaaagct cttccaacgg tccatccaca</text:p>
      <text:p text:style-name="P4"><text:s text:c="6"/>961 <text:bookmark text:name="gi_8393582_961"/>gagagccagg ctcctacgca ggccgaagga cgatgcagtc catcagcaat gagcaaaagg</text:p>
      <text:p text:style-name="P4"><text:s text:c="5"/>1021 <text:bookmark text:name="gi_8393582_1021"/>cgtgcaaggt gctgggcatc gtgttcttcc tgtttgttgt aatgtggtgc ccattcttca</text:p>
      <text:p text:style-name="P4"><text:s text:c="5"/>1081 <text:bookmark text:name="gi_8393582_1081"/>tcaccaatat catggccgtc atctgcaaag aatcctgcaa tgaaaatgtc atcggagccc</text:p>
      <text:p text:style-name="P4"><text:s text:c="5"/>1141 <text:bookmark text:name="gi_8393582_1141"/>tgctcaatgt gtttgtctgg attggttatc tctcctcagc tgtcaatcca ctggtatata</text:p>
      <text:p text:style-name="P4"><text:s text:c="5"/>1201 <text:bookmark text:name="gi_8393582_1201"/>cgttgttcaa taaaacttat aggtccgcct tctcaaggta cattcagtgt cagtacaagg</text:p>
      <text:p text:style-name="P4"><text:s text:c="5"/>1261 <text:bookmark text:name="gi_8393582_1261"/>aaaacagaaa gccactgcag ttaattttag tgaacactat accagcattg gcctacaagt</text:p>
      <text:p text:style-name="P4"><text:s text:c="5"/>1321 <text:bookmark text:name="gi_8393582_1321"/>ctagtcagct ccaggtggga cagaaaaaga actcacagga agatgctgag cagacagttg</text:p>
      <text:p text:style-name="P4"><text:s text:c="5"/>1381 <text:bookmark text:name="gi_8393582_1381"/>atgactgctc catggttaca ctggggaaac aacagtcgga agagaattgt acagacaata</text:p>
      <text:p text:style-name="P7"><text:span text:style-name="T4"><text:s text:c="5"/>1441 </text:span><text:bookmark text:name="gi_8393582_1441"/><text:span text:style-name="T4">ttgaaa --- ccgt gaatgaaaag gttagctgtg tg ---</text:span><text:span text:style-name="T8">tga </text:span>tgaac ggatgctat ggcaattgcc</text:p>
      <text:p text:style-name="P7"/>
      <text:p text:style-name="P7"/>
      <text:p text:style-name="P7"/>
      <text:p text:style-name="Preformatted_20_Text"><text:s text:c="5"/>1501 <text:bookmark text:name="gi_8393582_1501"/>cagggcatgt gaacaaggtt atacccatgt gtgtggggcg gggataagga ggctgcaaca</text:p>
      <text:p text:style-name="P11"><text:s text:c="5"/>1561 <text:bookmark text:name="gi_8393582_1561"/>aattag</text:p>
      <text:p text:style-name="P11"/>
      <text:p text:style-name="P15">ADDING SHIT</text:p>
      <text:p text:style-name="P16"><text:span text:style-name="T16">start 5'-3'</text:span> atg <text:span text:style-name="T10">gaaattct ttgtgaagac aatatctctc</text:span></text:p>
      <text:p text:style-name="P18">end 5'-3' <text:s/><text:span text:style-name="T4"><text:s/>ccgt gaatgaaaag gttagctgtg tg</text:span></text:p>
      <text:p text:style-name="P14"/>
      <text:p text:style-name="P20"><text:span text:style-name="T1">1. add ECORI cut sites to 5' ends </text:span><text:span text:style-name="T3">(“</text:span><text:span text:style-name="T20">GAATTC”</text:span><text:span text:style-name="T3">), and filler “GCGGAA”</text:span><text:span text:style-name="T18"> </text:span></text:p>
      <text:p text:style-name="P22">***<text:span text:style-name="T23">would do Age1, but 5-HT2aR has a cut site :(</text:span></text:p>
      <text:p text:style-name="P21"><text:span text:style-name="T17">start 5'-3'</text:span><text:span text:style-name="T2"> </text:span>GCGGAA GAATTC ATG GAAATTCT TTGTGAAGAC<text:span text:style-name="T12"> </text:span><text:span text:style-name="T11">(TM ~ 65)</text:span></text:p>
      <text:p text:style-name="P19">end <text:span text:style-name="T25">5</text:span>'-<text:span text:style-name="T25">3'</text:span> <text:span text:style-name="T18"><text:s/></text:span><text:span text:style-name="T7">ccgt gaatgaaaag gttagctgtg tg</text:span><text:span text:style-name="T4"> <text:s/></text:span><text:span text:style-name="T14">gaattc</text:span><text:span text:style-name="T13"> </text:span><text:span text:style-name="T14">GCGGAA <text:s/></text:span></text:p>
      <text:p text:style-name="P14"/>
      <text:p text:style-name="P17">2. generate reverse complement of end primers</text:p>
      <text:p text:style-name="Preformatted_20_Text"/>
      <text:p text:style-name="P9"/>
      <text:p text:style-name="P10"><text:span text:style-name="T22">end</text:span> 5'-<text:span text:style-name="T22">3'</text:span> TAACCTTTTCATTCACGGGAATTCTTCCGC (TM ~66)</text:p>
      <text:p text:style-name="Preformatted_20_Text"/>
      <text:p text:style-name="Preformatted_20_Text"/>
      <text:p text:style-name="P6"><text:bookmark text:name="gi_8393582_1"/></text:p>
      <text:p text:style-name="P1"/>
      <text:p text:style-name="P12"><text:soft-page-break/></text:p>
      <text:p text:style-name="P12"/>
      <text:p text:style-name="P12"><text:span text:style-name="T8">**</text:span><text:span text:style-name="T9">maintaining reading frame with GFP?</text:span></text:p>
      <text:p text:style-name="P1">HA motherfucker isn't cut by ecor1 hurrayyyyyy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30T23:23:14.109446771</meta:creation-date>
    <dc:date>2015-01-13T14:13:24.745998183</dc:date>
    <dc:creator>Kathleen Leeper</dc:creator>
    <meta:editing-duration>PT4H8M56S</meta:editing-duration>
    <meta:editing-cycles>30</meta:editing-cycles>
    <meta:generator>LibreOffice/4.2.8.2$Linux_X86_64 LibreOffice_project/420$Build-2</meta:generator>
    <meta:document-statistic meta:table-count="0" meta:image-count="0" meta:object-count="0" meta:page-count="2" meta:paragraph-count="41" meta:word-count="280" meta:character-count="2524" meta:non-whitespace-character-count="2136"/>
  </office:meta>
</office:document-meta>
</file>